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Footer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officeooo:rsid="001e1a81" officeooo:paragraph-rsid="001e1a81"/>
    </style:style>
    <style:style style:name="T1" style:family="text">
      <style:text-properties officeooo:rsid="001b10d8"/>
    </style:style>
    <style:style style:name="T2" style:family="text">
      <style:text-properties officeooo:rsid="001da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r erste Teil dieser Lehrveranstaltung der sich um das Thema Gewaltprävention und Konfliktlösung drehte wurde von <text:span text:style-name="T2">Clara Beirer und Johannes Gotsm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text-properties style:font-name="Arial"/>
    </style:style>
    <style:style style:name="MT1" style:family="text">
      <style:text-properties officeooo:rsid="001b1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LV_Name">Verhaltenskultur &amp; Gewaltprävention</text:user-defined><text:tab/><text:user-defined style:data-style-name="N0" text:name="LV_Nummer">134</text:user-defined><text:tab/><text:span text:style-name="MT1">Ref.: </text:span><text:user-defined style:data-style-name="N0" text:name="Referent">Beirer &amp; Gotsmy, Zentner</text:user-defined></text:p>
      </style:header>
      <style:footer>
        <text:p text:style-name="MP2"><text:tab/><text:user-defined style:data-style-name="N0" text:name="Author">Matthias Steindl</text:user-defined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07:33.203000000</meta:creation-date>
    <meta:editing-cycles>3</meta:editing-cycles>
    <meta:editing-duration>PT4M13S</meta:editing-duration>
    <dc:title>FZP_Reflexion</dc:title>
    <meta:generator>LibreOffice/4.3.6.2$Windows_x86 LibreOffice_project/d50a87b2e514536ed401c18000dad4660b6a169e</meta:generator>
    <dc:date>2016-04-19T15:11:47.018000000</dc:date>
    <meta:document-statistic meta:table-count="0" meta:image-count="0" meta:object-count="0" meta:page-count="1" meta:paragraph-count="3" meta:word-count="28" meta:character-count="199" meta:non-whitespace-character-count="172"/>
    <meta:user-defined meta:name="Author">Matthias Steindl</meta:user-defined>
    <meta:user-defined meta:name="LV_Name">Verhaltenskultur &amp; Gewaltprävention</meta:user-defined>
    <meta:user-defined meta:name="LV_Nummer">134</meta:user-defined>
    <meta:user-defined meta:name="Referent">Beirer &amp; Gotsmy, Zentner</meta:user-defined>
    <meta:template xlink:type="simple" xlink:actuate="onRequest" xlink:title="FZP_Reflexion" xlink:href="file:///C:/Users/LieroLarryfier/AppData/Roaming/LibreOffice/4/user/template/FZP_Reflexion.ott" meta:date="2016-04-19T15:07:33.010000000"/>
  </office:meta>
</office:document-meta>
</file>